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1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Entity( @ JSONField ( name = "id" ) int id , @ JSONField ( name = "child" ) Child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.setParent( Ent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